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top="0in" fo:margin-bottom="0.139in" fo:line-height="100%" fo:padding="0.0291in" fo:border-left="none" fo:border-right="none" fo:border-top="none" fo:border-bottom="0.0008in solid #000000" style:text-autospace="none" style:join-border="fals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9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----------------</text:p>
      <text:p text:style-name="P6"/>
      <text:p text:style-name="P6">оскільки малювання тестури плеєра це завдання вью, тоді там ми чекаєм, який дірекшн у плеєра</text:p>
      <text:p text:style-name="P6">і малюєм відповідний імедж для tank_model а якщо швидкість танку не рівна нулю, <text:s/>тоді ми змінюєм кожнен фрейм <text:s/>імедж танку для імітації руху.</text:p>
      <text:p text:style-name="P6">якщо швидкість не рівна нулю, тоді змінюєм картинку для емуляції руху танку. Тобто має бути список картинок для даного напрямку і даної танк_модел і ід картинки в списку, і кожен фрейм змінювати ід картинки. </text:p>
      <text:p text:style-name="P8"><text:soft-page-break/>Якщо швидкість стала рівна нулю, перестаєм змінювати картинки</text:p>
      <text:p text:style-name="P6"/>
      <text:p text:style-name="P6">Оскільки будем редагувати вхідний формат з текстур, відразу зробимо ще поле в списку, яке буде означати що дана текстура має бути під танком(лід, вода) і має бути над танком дерева</text:p>
      <text:p text:style-name="P6">-----------------------------------</text:p>
      <text:p text:style-name="P6">Тепер потрібно зробити плеєра, щоб він переміщався стрілочками і не наїжджав на непроїздні перешкоди. </text:p>
      <text:p text:style-name="P6">??? Щоб в контролі виконати can_move_left мені потрібен вью<text:span text:style-name="T11">(</text:span> при чому вью мене не врятує, бо мені потрібні конкретні інстанси групи спрайтів, а не сам код.<text:span text:style-name="T11">)</text:span> або батлфіелд, для результату фунції sprite_collide ??? значить потрібен батлфіелд.</text:p>
      <text:p text:style-name="P6">--------------------------------------</text:p>
      <text:p text:style-name="P6">Почнем з того, що створимо групу “нероїздні перешкоди” і групу <text:span text:style-name="T11">“</text:span>края карти”. Щоб відділити проїздні перешкоди від не проїздних мені в файлі з текстурами прийдеться додати ще одну колонку з даними де буде тру або фолс. Непроїздна — фолс, проїздна — тру. І якщо результат перевірки спрайтколлайд плеєра і скоріше за все двох груп “нероїздні перешкоди” і <text:span text:style-name="T11">“</text:span>края карти” помістимо в функцію can_move плеєра.</text:p>
      <text:p text:style-name="P7">--------------------------------------</text:p>
      <text:p text:style-name="P6"/>
      <text:p text:style-name="P6"/>
      <text:p text:style-name="P6"/>
      <text:p text:style-name="P6">Щось не очевидно де я маю мати управління, бо блоки спрайтів в мене у вью, тобто колайди в мене також будуть у вью. Тобто з контрол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/>
      <text:p text:style-name="P6">----------------------------------------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>------------------------------------------</text:p>
      <text:p text:style-name="P6">Додати різні вигляди плееєра для їзди в кожен з напрямків. </text:p>
      <text:p text:style-name="P6">------------------------------------------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-------------------------------------------</text:p>
      <text:p text:style-name="P6"><text:soft-page-break/></text:p>
      <text:p text:style-name="P6"/>
      <text:p text:style-name="P6">Плеєр має можливість стріляти і його набої мають летіти по карті</text:p>
      <text:p text:style-name="P6"/>
      <text:p text:style-name="P6">В класі куля будуть координати текстури кулі, різні для різного напрямку польоту кулі, тобто в ініті має бути дайрекшн, в якому кулю запущено. Має бути лефт і топ — поточні координати кулі. В ініті куля має додаватись <text:s/>до списку куль для прорахування наступних координат кулі по виклику процедури апдейту. В головній програмі викликаєм функцію “апдейт для списку куль” і в кінці цього апдейту викликається створення для них групи куль для промалювання.</text:p>
      <text:p text:style-name="P6">--------------------------------------------------</text:p>
      <text:p text:style-name="P6">текстури куль маленькі — 1/2 від текстури рельєфу чи танку, потрібно в функцію створення текстури додати можливість передати розміри текстури, нехай це буде параметр із занченням за замовчуванням який буде дорівнювати тру, якщо потрібно половинну текстуру.</text:p>
      <text:p text:style-name="P6">-------------------------------------------------</text:p>
      <text:p text:style-name="P6">В теорії потрібен клас куля, яка буде переміщатись в залежності з ким вона клайдить.</text:p>
      <text:p text:style-name="P6">Я не стираю із списку буллетс, йде утічка пат'яті, потрібно кулі, які вийшли за бордер або влучили у непрохідну текстуку або інший танк або іншу кулю видаляти.</text:p>
      <text:p text:style-name="P6"><text:s/>Можливо з анімацією вибуху. Як варіант можна взяти першу анімацію вибуху танку і з неї відрізати половину, для попадання знизу малювати її нижню половину, длі попадання зліва її ліву половину.</text:p>
      <text:p text:style-name="P6">При старті карти мають з'являтись зірочки або пістолетик, якщо на них наїхати танк має ставати на одиничку крутішим, якщо зірочка, або відразу броневиком, якщо пістолетик. Відповідно малюнок зірочки/пістолетика має зникати.</text:p>
      <text:p text:style-name="P6">Зірочки і пістолетики мають з'являтись на карті з якоюсь ймовірністю протягом часу гри.</text:p>
      <text:p text:style-name="P6">При попаданні кулею в цеглу, текстура цегли має стиратись із ландшафту карти</text:p>
      <text:p text:style-name="P6">при попаданні кулею в цеглу її текстура має змінюватись на половинну текстуру цегли, нехай для початку не проїздної, але коректної відносно сторони влучання кулі а коли влучили ще раз, тоді повністю стиратись із ландшафту карти</text:p>
      <text:p text:style-name="P6">Можливо границі потрібно виділити якимось кольором, як мінімум правий край, тобто таблицю з статистикою гри. Просто промалювати справа на бордері колонку із текстурою статистики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12T01:07:56.44</dc:date>
    <meta:editing-duration>PT16H50M7S</meta:editing-duration>
    <meta:editing-cycles>17</meta:editing-cycles>
    <meta:generator>OpenOffice/4.1.13$Win32 OpenOffice.org_project/4113m1$Build-9810</meta:generator>
    <meta:document-statistic meta:table-count="0" meta:image-count="3" meta:object-count="0" meta:page-count="4" meta:paragraph-count="42" meta:word-count="829" meta:character-count="5522"/>
  </office:meta>
</office:document-meta>
</file>